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.158cm" table:align="left"/>
    </style:style>
    <style:style style:name="Tabela1.A" style:family="table-column">
      <style:table-column-properties style:column-width="2.455cm"/>
    </style:style>
    <style:style style:name="Tabela1.B" style:family="table-column">
      <style:table-column-properties style:column-width="9.70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862cm" table:align="left"/>
    </style:style>
    <style:style style:name="Tabela2.A" style:family="table-column">
      <style:table-column-properties style:column-width="1.903cm"/>
    </style:style>
    <style:style style:name="Tabela2.B" style:family="table-column">
      <style:table-column-properties style:column-width="9.959cm"/>
    </style:style>
    <style:style style:name="Tabela2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JavaScript global properties and methods can be used with all JavaScript objects.</text:p>
      <text:h text:style-name="Heading_20_2" text:outline-level="2">JavaScript Global Methods</text:h>
      <table:table table:name="Tabela1" table:style-name="Tabela1">
        <table:table-column table:style-name="Tabela1.A"/>
        <table:table-column table:style-name="Tabela1.B"/>
        <table:table-row table:style-name="TableLine94619461943488">
          <table:table-cell table:style-name="Tabela1.A1" office:value-type="string">
            <text:p text:style-name="Table_20_Heading">Function</text:p>
          </table:table-cell>
          <table:table-cell table:style-name="Tabela1.A1" office:value-type="string">
            <text:p text:style-name="Table_20_Heading">Description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decodeuri.asp" text:style-name="Internet_20_link" text:visited-style-name="Visited_20_Internet_20_Link">decodeURI()</text:a></text:p>
          </table:table-cell>
          <table:table-cell table:style-name="Tabela1.A1" office:value-type="string">
            <text:p text:style-name="Table_20_Contents">Decodes a URI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decodeuricomponent.asp" text:style-name="Internet_20_link" text:visited-style-name="Visited_20_Internet_20_Link">decodeURI<text:line-break/>Component()</text:a></text:p>
          </table:table-cell>
          <table:table-cell table:style-name="Tabela1.A1" office:value-type="string">
            <text:p text:style-name="Table_20_Contents">Decodes a URI component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encodeuri.asp" text:style-name="Internet_20_link" text:visited-style-name="Visited_20_Internet_20_Link">encodeURI()</text:a></text:p>
          </table:table-cell>
          <table:table-cell table:style-name="Tabela1.A1" office:value-type="string">
            <text:p text:style-name="Table_20_Contents">Encodes a URI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encodeuricomponent.asp" text:style-name="Internet_20_link" text:visited-style-name="Visited_20_Internet_20_Link">encodeURI<text:line-break/>Component()</text:a></text:p>
          </table:table-cell>
          <table:table-cell table:style-name="Tabela1.A1" office:value-type="string">
            <text:p text:style-name="Table_20_Contents">Encodes a URI component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escape.asp" text:style-name="Internet_20_link" text:visited-style-name="Visited_20_Internet_20_Link">escape()</text:a></text:p>
          </table:table-cell>
          <table:table-cell table:style-name="Tabela1.A1" office:value-type="string">
            <text:p text:style-name="Table_20_Contents">Deprecated. Use instead:<text:line-break/><text:a xlink:type="simple" xlink:href="https://www.w3schools.com/jsref/jsref_encodeuri.asp" text:style-name="Internet_20_link" text:visited-style-name="Visited_20_Internet_20_Link">encodeURI()</text:a><text:line-break/><text:a xlink:type="simple" xlink:href="https://www.w3schools.com/jsref/jsref_encodeuricomponent.asp" text:style-name="Internet_20_link" text:visited-style-name="Visited_20_Internet_20_Link">encodeURIComponent()</text:a>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eval.asp" text:style-name="Internet_20_link" text:visited-style-name="Visited_20_Internet_20_Link">eval()</text:a></text:p>
          </table:table-cell>
          <table:table-cell table:style-name="Tabela1.A1" office:value-type="string">
            <text:p text:style-name="Table_20_Contents">Evaluates a string and executes it as if it was script code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isfinite.asp" text:style-name="Internet_20_link" text:visited-style-name="Visited_20_Internet_20_Link">isFinite()</text:a></text:p>
          </table:table-cell>
          <table:table-cell table:style-name="Tabela1.A1" office:value-type="string">
            <text:p text:style-name="Table_20_Contents">Determines whether a value is a finite, legal number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isnan.asp" text:style-name="Internet_20_link" text:visited-style-name="Visited_20_Internet_20_Link">isNaN()</text:a></text:p>
          </table:table-cell>
          <table:table-cell table:style-name="Tabela1.A1" office:value-type="string">
            <text:p text:style-name="Table_20_Contents">Determines whether a value is an illegal number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number.asp" text:style-name="Internet_20_link" text:visited-style-name="Visited_20_Internet_20_Link">Number()</text:a></text:p>
          </table:table-cell>
          <table:table-cell table:style-name="Tabela1.A1" office:value-type="string">
            <text:p text:style-name="Table_20_Contents">Converts an object's value to a number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parsefloat.asp" text:style-name="Internet_20_link" text:visited-style-name="Visited_20_Internet_20_Link">parseFloat()</text:a></text:p>
          </table:table-cell>
          <table:table-cell table:style-name="Tabela1.A1" office:value-type="string">
            <text:p text:style-name="Table_20_Contents">Parses a string and returns a floating point number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parseint.asp" text:style-name="Internet_20_link" text:visited-style-name="Visited_20_Internet_20_Link">parseInt()</text:a></text:p>
          </table:table-cell>
          <table:table-cell table:style-name="Tabela1.A1" office:value-type="string">
            <text:p text:style-name="Table_20_Contents">Parses a string and returns an integer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string.asp" text:style-name="Internet_20_link" text:visited-style-name="Visited_20_Internet_20_Link">String()</text:a></text:p>
          </table:table-cell>
          <table:table-cell table:style-name="Tabela1.A1" office:value-type="string">
            <text:p text:style-name="Table_20_Contents">Converts an object's value to a string</text:p>
          </table:table-cell>
        </table:table-row>
        <table:table-row table:style-name="TableLine94619461943488">
          <table:table-cell table:style-name="Tabela1.A1" office:value-type="string">
            <text:p text:style-name="Table_20_Contents"><text:a xlink:type="simple" xlink:href="https://www.w3schools.com/jsref/jsref_unescape.asp" text:style-name="Internet_20_link" text:visited-style-name="Visited_20_Internet_20_Link">unescape()</text:a></text:p>
          </table:table-cell>
          <table:table-cell table:style-name="Tabela1.A1" office:value-type="string">
            <text:p text:style-name="Table_20_Contents">Deprecated. Use instead:<text:line-break/><text:a xlink:type="simple" xlink:href="https://www.w3schools.com/jsref/jsref_decodeuri.asp" text:style-name="Internet_20_link" text:visited-style-name="Visited_20_Internet_20_Link">decodeURI()</text:a><text:line-break/><text:a xlink:type="simple" xlink:href="https://www.w3schools.com/jsref/jsref_decodeuricomponent.asp" text:style-name="Internet_20_link" text:visited-style-name="Visited_20_Internet_20_Link">decodeURIComponent()</text:a></text:p>
          </table:table-cell>
        </table:table-row>
      </table:table>
      <text:h text:style-name="Heading_20_2" text:outline-level="2">JavaScript Global Properties</text:h>
      <table:table table:name="Tabela2" table:style-name="Tabela2">
        <table:table-column table:style-name="Tabela2.A"/>
        <table:table-column table:style-name="Tabela2.B"/>
        <table:table-row table:style-name="TableLine94619461955744">
          <table:table-cell table:style-name="Tabela2.A1" office:value-type="string">
            <text:p text:style-name="Table_20_Heading">Property</text:p>
          </table:table-cell>
          <table:table-cell table:style-name="Tabela2.A1" office:value-type="string">
            <text:p text:style-name="Table_20_Heading">Description</text:p>
          </table:table-cell>
        </table:table-row>
        <table:table-row table:style-name="TableLine94619461955744">
          <table:table-cell table:style-name="Tabela2.A1" office:value-type="string">
            <text:p text:style-name="Table_20_Contents"><text:a xlink:type="simple" xlink:href="https://www.w3schools.com/jsref/jsref_infinity.asp" text:style-name="Internet_20_link" text:visited-style-name="Visited_20_Internet_20_Link">Infinity</text:a></text:p>
          </table:table-cell>
          <table:table-cell table:style-name="Tabela2.A1" office:value-type="string">
            <text:p text:style-name="Table_20_Contents">A numeric value that represents positive/negative infinity</text:p>
          </table:table-cell>
        </table:table-row>
        <table:table-row table:style-name="TableLine94619461955744">
          <table:table-cell table:style-name="Tabela2.A1" office:value-type="string">
            <text:p text:style-name="Table_20_Contents"><text:a xlink:type="simple" xlink:href="https://www.w3schools.com/jsref/jsref_nan.asp" text:style-name="Internet_20_link" text:visited-style-name="Visited_20_Internet_20_Link">NaN</text:a></text:p>
          </table:table-cell>
          <table:table-cell table:style-name="Tabela2.A1" office:value-type="string">
            <text:p text:style-name="Table_20_Contents">"Not-a-Number" value</text:p>
          </table:table-cell>
        </table:table-row>
        <table:table-row table:style-name="TableLine94619461955744">
          <table:table-cell table:style-name="Tabela2.A1" office:value-type="string">
            <text:p text:style-name="Table_20_Contents"><text:a xlink:type="simple" xlink:href="https://www.w3schools.com/jsref/jsref_undefined.asp" text:style-name="Internet_20_link" text:visited-style-name="Visited_20_Internet_20_Link">undefined</text:a></text:p>
          </table:table-cell>
          <table:table-cell table:style-name="Tabela2.A1" office:value-type="string">
            <text:p text:style-name="Table_20_Contents">Indicates that a variable has not been assigned a value</text:p>
          </table:table-cell>
        </table:table-row>
      </table:table>
      <text:h text:style-name="Heading_20_2" text:outline-level="2">Note</text:h>
      <text:p text:style-name="Text_20_body">Since these methods are global, and global the object is the browser window, these methods are actually window methods:</text:p>
      <text:p text:style-name="Text_20_body">isNaN() is the same as window.isNaN().</text:p>
      <text:p text:style-name="Standard"><text:a xlink:type="simple" xlink:href="https://www.w3schools.com/jsref/jsref_obj_global.asp" text:style-name="Internet_20_link" text:visited-style-name="Visited_20_Internet_20_Link">https://www.w3schools.com/jsref/jsref_obj_global.asp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09:17:46.918857417</meta:creation-date>
    <dc:date>2022-01-18T09:18:05.433806070</dc:date>
    <meta:editing-duration>PT18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43" meta:word-count="170" meta:character-count="1194" meta:non-whitespace-character-count="1067"/>
  </office:meta>
</office:document-meta>
</file>